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F45F97C983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ff0000" draw:marker-start-width="0.35cm" draw:marker-end-width="0.35cm" draw:fill="solid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499cm"/>
    </style:style>
    <style:style style:name="ro2" style:family="table-row">
      <style:table-row-properties style:row-height="0.6cm"/>
    </style:style>
    <style:style style:name="ce1" style:family="table-cell">
      <style:graphic-properties draw:fill="none" style:repeat="repeat"/>
      <style:paragraph-properties fo:border="0.001cm solid #000000"/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xml:id="id7" draw:id="id7" draw:layer="layout" svg:width="1cm" svg:height="1.1cm" svg:x="0.9cm" svg:y="1.3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2" draw:id="id2" draw:layer="layout" svg:width="1cm" svg:height="1.1cm" svg:x="2.8cm" svg:y="4.2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1" draw:id="id1" draw:layer="layout" svg:width="1cm" svg:height="1.1cm" svg:x="1.2cm" svg:y="7.3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15" draw:id="id15" draw:layer="layout" svg:width="1cm" svg:height="1.1cm" svg:x="12.9cm" svg:y="1.2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14" draw:id="id14" draw:layer="layout" svg:width="1cm" svg:height="1.1cm" svg:x="16.9cm" svg:y="0.3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3" draw:id="id3" draw:layer="layout" svg:width="1cm" svg:height="1.1cm" svg:x="5.9cm" svg:y="6.3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4" draw:id="id4" draw:layer="layout" svg:width="1cm" svg:height="1.1cm" svg:x="6.9cm" svg:y="3.3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6" draw:id="id6" draw:layer="layout" svg:width="1cm" svg:height="1.1cm" svg:x="4.9cm" svg:y="0.3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13" draw:id="id13" draw:layer="layout" svg:width="1cm" svg:height="1.1cm" svg:x="19.9cm" svg:y="2.2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5" draw:id="id5" draw:layer="layout" svg:width="1cm" svg:height="1.1cm" svg:x="10.9cm" svg:y="7.2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8" draw:id="id8" draw:layer="layout" svg:width="1cm" svg:height="1.1cm" svg:x="9.9cm" svg:y="4.2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9" draw:id="id9" draw:layer="layout" svg:width="1cm" svg:height="1.1cm" svg:x="8.9cm" svg:y="1.2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10" draw:id="id10" draw:layer="layout" svg:width="1cm" svg:height="1.1cm" svg:x="13.9cm" svg:y="4.3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11" draw:id="id11" draw:layer="layout" svg:width="1cm" svg:height="1.1cm" svg:x="13.9cm" svg:y="7.4cm">
          <draw:image xlink:href="Pictures/10000201000001F4000001F45F97C983.png" xlink:type="simple" xlink:show="embed" xlink:actuate="onLoad">
            <text:p/>
          </draw:image>
        </draw:frame>
        <draw:frame draw:style-name="gr1" draw:text-style-name="P1" xml:id="id12" draw:id="id12" draw:layer="layout" svg:width="1cm" svg:height="1.1cm" svg:x="17.9cm" svg:y="6.4cm">
          <draw:image xlink:href="Pictures/10000201000001F4000001F45F97C983.png" xlink:type="simple" xlink:show="embed" xlink:actuate="onLoad">
            <text:p/>
          </draw:image>
        </draw:frame>
        <draw:connector draw:style-name="gr2" draw:text-style-name="P1" draw:layer="layout" draw:type="line" svg:x1="1.7cm" svg:y1="7.3cm" svg:x2="3.3cm" svg:y2="5.3cm" draw:start-shape="id1" draw:start-glue-point="0" draw:end-shape="id2" draw:end-glue-point="2" svg:d="m1700 7300 1600-2000">
          <text:p/>
        </draw:connector>
        <draw:connector draw:style-name="gr2" draw:text-style-name="P1" draw:layer="layout" draw:type="line" svg:x1="2.2cm" svg:y1="7.85cm" svg:x2="5.9cm" svg:y2="6.85cm" draw:start-shape="id1" draw:start-glue-point="1" draw:end-shape="id3" draw:end-glue-point="3" svg:d="m2200 7850 3700-1000">
          <text:p/>
        </draw:connector>
        <draw:connector draw:style-name="gr2" draw:text-style-name="P1" draw:layer="layout" draw:type="line" svg:x1="6.4cm" svg:y1="6.3cm" svg:x2="7.4cm" svg:y2="4.4cm" draw:start-shape="id3" draw:start-glue-point="0" draw:end-shape="id4" draw:end-glue-point="2" svg:d="m6400 6300 1000-1900">
          <text:p/>
        </draw:connector>
        <draw:connector draw:style-name="gr2" draw:text-style-name="P1" draw:layer="layout" draw:type="line" svg:x1="3.8cm" svg:y1="4.75cm" svg:x2="6.9cm" svg:y2="3.85cm" draw:start-shape="id2" draw:start-glue-point="1" draw:end-shape="id4" draw:end-glue-point="3" svg:d="m3800 4750 3100-900">
          <text:p/>
        </draw:connector>
        <draw:connector draw:style-name="gr2" draw:text-style-name="P1" draw:layer="layout" draw:type="line" svg:x1="6.9cm" svg:y1="6.85cm" svg:x2="10.9cm" svg:y2="7.75cm" draw:start-shape="id3" draw:start-glue-point="1" draw:end-shape="id5" draw:end-glue-point="3" svg:d="m6900 6850 4000 900">
          <text:p/>
        </draw:connector>
        <draw:connector draw:style-name="gr2" draw:text-style-name="P1" draw:layer="layout" draw:type="line" svg:x1="7.4cm" svg:y1="3.3cm" svg:x2="5.9cm" svg:y2="0.85cm" draw:start-shape="id4" draw:end-shape="id6" draw:end-glue-point="1" svg:d="m7400 3300-1500-2450">
          <text:p/>
        </draw:connector>
        <draw:connector draw:style-name="gr2" draw:text-style-name="P1" draw:layer="layout" draw:type="line" svg:x1="1.4cm" svg:y1="2.4cm" svg:x2="6.9cm" svg:y2="3.85cm" draw:start-shape="id7" draw:end-shape="id4" draw:end-glue-point="3" svg:d="m1400 2400 5500 1450">
          <text:p/>
        </draw:connector>
        <draw:connector draw:style-name="gr2" draw:text-style-name="P1" draw:layer="layout" draw:type="line" svg:x1="1.4cm" svg:y1="2.4cm" svg:x2="3.3cm" svg:y2="4.2cm" draw:start-shape="id7" draw:start-glue-point="2" draw:end-shape="id2" draw:end-glue-point="0" svg:d="m1400 2400 1900 1800">
          <text:p/>
        </draw:connector>
        <draw:connector draw:style-name="gr3" draw:text-style-name="P1" draw:layer="layout" draw:type="line" svg:x1="1.4cm" svg:y1="2.4cm" svg:x2="1.7cm" svg:y2="7.3cm" draw:start-shape="id7" draw:start-glue-point="2" draw:end-shape="id1" draw:end-glue-point="0" svg:d="m1400 2400 300 4900">
          <text:p/>
        </draw:connector>
        <draw:connector draw:style-name="gr3" draw:text-style-name="P1" draw:layer="layout" draw:type="line" svg:x1="1.9cm" svg:y1="1.85cm" svg:x2="4.9cm" svg:y2="0.85cm" draw:start-shape="id7" draw:start-glue-point="1" draw:end-shape="id6" draw:end-glue-point="3" svg:d="m1900 1850 3000-1000">
          <text:p/>
        </draw:connector>
        <draw:connector draw:style-name="gr2" draw:text-style-name="P1" draw:layer="layout" draw:type="line" svg:x1="6.4cm" svg:y1="6.3cm" svg:x2="9.9cm" svg:y2="4.75cm" draw:start-shape="id3" draw:end-shape="id8" draw:end-glue-point="3" svg:d="m6400 6300 3500-1550">
          <text:p/>
        </draw:connector>
        <draw:connector draw:style-name="gr3" draw:text-style-name="P1" draw:layer="layout" draw:type="line" svg:x1="5.9cm" svg:y1="0.85cm" svg:x2="8.9cm" svg:y2="1.75cm" draw:start-shape="id6" draw:start-glue-point="1" draw:end-shape="id9" draw:end-glue-point="3" svg:d="m5900 850 3000 900">
          <text:p/>
        </draw:connector>
        <draw:connector draw:style-name="gr4" draw:text-style-name="P1" draw:layer="layout" draw:type="line" svg:x1="10.9cm" svg:y1="4.75cm" svg:x2="13.9cm" svg:y2="4.85cm" draw:start-shape="id8" draw:start-glue-point="1" draw:end-shape="id10" draw:end-glue-point="3" svg:d="m10900 4750 3000 100">
          <text:p/>
        </draw:connector>
        <draw:connector draw:style-name="gr2" draw:text-style-name="P1" draw:layer="layout" draw:type="line" svg:x1="11.4cm" svg:y1="7.2cm" svg:x2="14.4cm" svg:y2="5.4cm" draw:start-shape="id5" draw:start-glue-point="0" draw:end-shape="id10" draw:end-glue-point="2" svg:d="m11400 7200 3000-1800">
          <text:p/>
        </draw:connector>
        <draw:connector draw:style-name="gr2" draw:text-style-name="P1" draw:layer="layout" draw:type="line" svg:x1="11.9cm" svg:y1="7.75cm" svg:x2="13.9cm" svg:y2="7.95cm" draw:start-shape="id5" draw:start-glue-point="1" draw:end-shape="id11" draw:end-glue-point="3" svg:d="m11900 7750 2000 200">
          <text:p/>
        </draw:connector>
        <draw:connector draw:style-name="gr4" draw:text-style-name="P1" draw:layer="layout" draw:type="line" svg:x1="14.4cm" svg:y1="5.4cm" svg:x2="14.4cm" svg:y2="7.4cm" draw:start-shape="id10" draw:start-glue-point="2" draw:end-shape="id11" draw:end-glue-point="0" svg:d="m14400 5400v2000">
          <text:p/>
        </draw:connector>
        <draw:connector draw:style-name="gr2" draw:text-style-name="P1" draw:layer="layout" draw:type="line" svg:x1="14.9cm" svg:y1="7.95cm" svg:x2="17.9cm" svg:y2="6.95cm" draw:start-shape="id11" draw:start-glue-point="1" draw:end-shape="id12" draw:end-glue-point="3" svg:d="m14900 7950 3000-1000">
          <text:p/>
        </draw:connector>
        <draw:connector draw:style-name="gr2" draw:text-style-name="P1" draw:layer="layout" draw:type="line" svg:x1="18.4cm" svg:y1="6.4cm" svg:x2="20.4cm" svg:y2="3.3cm" draw:start-shape="id12" draw:start-glue-point="0" draw:end-shape="id13" svg:d="m18400 6400 2000-3100">
          <text:p/>
        </draw:connector>
        <draw:connector draw:style-name="gr2" draw:text-style-name="P1" draw:layer="layout" draw:type="line" svg:x1="17.9cm" svg:y1="0.85cm" svg:x2="19.9cm" svg:y2="2.75cm" draw:start-shape="id14" draw:start-glue-point="1" draw:end-shape="id13" draw:end-glue-point="3" svg:d="m17900 850 2000 1900">
          <text:p/>
        </draw:connector>
        <draw:connector draw:style-name="gr2" draw:text-style-name="P1" draw:layer="layout" draw:type="line" svg:x1="14.9cm" svg:y1="4.85cm" svg:x2="17.4cm" svg:y2="1.4cm" draw:start-shape="id10" draw:start-glue-point="1" draw:end-shape="id14" draw:end-glue-point="2" svg:d="m14900 4850 2500-3450">
          <text:p/>
        </draw:connector>
        <draw:connector draw:style-name="gr2" draw:text-style-name="P1" draw:layer="layout" draw:type="line" svg:x1="13.9cm" svg:y1="1.75cm" svg:x2="18.4cm" svg:y2="6.4cm" draw:start-shape="id15" draw:start-glue-point="1" draw:end-shape="id12" draw:end-glue-point="0" svg:d="m13900 1750 4500 4650">
          <text:p/>
        </draw:connector>
        <draw:connector draw:style-name="gr2" draw:text-style-name="P1" draw:layer="layout" draw:type="line" svg:x1="13.9cm" svg:y1="1.75cm" svg:x2="16.9cm" svg:y2="0.85cm" draw:start-shape="id15" draw:start-glue-point="1" draw:end-shape="id14" draw:end-glue-point="3" svg:d="m13900 1750 3000-900">
          <text:p/>
        </draw:connector>
        <draw:connector draw:style-name="gr2" draw:text-style-name="P1" draw:layer="layout" draw:type="line" svg:x1="10.4cm" svg:y1="4.2cm" svg:x2="13.4cm" svg:y2="2.3cm" draw:start-shape="id8" draw:start-glue-point="0" draw:end-shape="id15" draw:end-glue-point="2" svg:d="m10400 4200 3000-1900">
          <text:p/>
        </draw:connector>
        <draw:connector draw:style-name="gr4" draw:text-style-name="P1" draw:layer="layout" draw:type="line" svg:x1="10.4cm" svg:y1="4.2cm" svg:x2="9.4cm" svg:y2="2.3cm" draw:start-shape="id8" draw:start-glue-point="0" draw:end-shape="id9" svg:d="m10400 4200-1000-1900">
          <text:p/>
        </draw:connector>
        <draw:frame draw:style-name="gr5" draw:layer="layout" svg:width="3.254cm" svg:height="0.962cm" svg:x="2.113cm" svg:y="8cm">
          <draw:text-box>
            <text:p>put(9, “x”)</text:p>
          </draw:text-box>
        </draw:frame>
        <draw:frame draw:style-name="gr5" draw:layer="layout" svg:width="2.161cm" svg:height="0.962cm" svg:x="15.113cm" svg:y="8cm">
          <draw:text-box>
            <text:p>get(9)</text:p>
          </draw:text-box>
        </draw:frame>
        <draw:frame draw:style-name="gr5" draw:layer="layout" svg:width="1.031cm" svg:height="0.962cm" svg:x="0.5cm" svg:y="4.038cm">
          <draw:text-box>
            <text:p>1.</text:p>
          </draw:text-box>
        </draw:frame>
        <draw:frame draw:style-name="gr5" draw:layer="layout" svg:width="1.031cm" svg:height="0.962cm" svg:x="2.469cm" svg:y="0.538cm">
          <draw:text-box>
            <text:p>2.</text:p>
          </draw:text-box>
        </draw:frame>
        <draw:frame draw:style-name="gr5" draw:layer="layout" svg:width="1.031cm" svg:height="0.962cm" svg:x="6.969cm" svg:y="0.4cm">
          <draw:text-box>
            <text:p>3.</text:p>
          </draw:text-box>
        </draw:frame>
        <draw:frame draw:style-name="gr5" draw:layer="layout" svg:width="1.031cm" svg:height="0.962cm" svg:x="14.569cm" svg:y="6cm">
          <draw:text-box>
            <text:p>1.</text:p>
          </draw:text-box>
        </draw:frame>
        <draw:frame draw:style-name="gr5" draw:layer="layout" svg:width="1.031cm" svg:height="0.962cm" svg:x="12.469cm" svg:y="4cm">
          <draw:text-box>
            <text:p>2.</text:p>
          </draw:text-box>
        </draw:frame>
        <draw:frame draw:style-name="gr5" draw:layer="layout" svg:width="1.031cm" svg:height="0.962cm" svg:x="8.969cm" svg:y="3cm">
          <draw:text-box>
            <text:p>3.</text:p>
          </draw:text-box>
        </draw:frame>
        <draw:frame draw:style-name="standard" draw:layer="layout" svg:width="1.199cm" svg:height="2.595cm" svg:x="10.208cm" svg:y="0.32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>
                <text:p text:style-name="P2">9</text:p>
              </table:table-cell>
              <table:table-cell>
                <text:p text:style-name="P2">x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1T09:51:06</meta:creation-date>
    <meta:editing-duration>PT13M36S</meta:editing-duration>
    <meta:editing-cycles>3</meta:editing-cycles>
    <meta:generator>OpenOffice.org/3.3$Unix OpenOffice.org_project/330m20$Build-9567</meta:generator>
    <meta:initial-creator>Alberto Montresor</meta:initial-creator>
    <dc:date>2011-10-21T10:25:14</dc:date>
    <dc:creator>Alberto Montresor</dc:creator>
    <meta:document-statistic meta:object-count="48"/>
  </office:meta>
</office:document-meta>
</file>